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table:number-columns-repeated="9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09:48:17</dc:date>
    <meta:print-date>2008-06-17T00:45:47</meta:print-date>
    <meta:editing-cycles>794</meta:editing-cycles>
    <meta:editing-duration>PT314H12M43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